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640000004B0EC954AEF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 style:list-style-name="L2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fill-color="#ffffff" fo:min-height="3.256cm"/>
    </style:style>
    <style:style style:name="pr5" style:family="presentation" style:parent-style-name="Glossy-outline1">
      <style:graphic-properties draw:stroke="none" draw:fill="none" draw:fill-color="#ffffff"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>
      <style:graphic-properties draw:fill-color="#ffffff" fo:min-height="13.609cm"/>
    </style:style>
    <style:style style:name="P1" style:family="paragraph">
      <style:paragraph-properties fo:margin-left="1.2cm" fo:margin-right="0cm" fo:text-indent="-0.6cm"/>
      <style:text-properties fo:font-size="43pt" style:font-size-asian="43pt" style:font-size-complex="43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text:enable-numbering="true" fo:text-indent="-0.9cm"/>
      <style:text-properties fo:font-size="22pt" style:font-size-asian="22pt" style:font-size-complex="22pt"/>
    </style:style>
    <style:style style:name="P8" style:family="paragraph">
      <style:paragraph-properties text:enable-numbering="false"/>
      <style:text-properties fo:font-size="22pt" style:font-size-asian="22pt" style:font-size-complex="22pt"/>
    </style:style>
    <style:style style:name="T1" style:family="text">
      <style:text-properties fo:font-size="43pt" style:font-size-asian="43pt" style:font-size-complex="43pt"/>
    </style:style>
    <style:style style:name="T2" style:family="text">
      <style:text-properties fo:font-size="52pt" style:font-size-asian="52pt" style:font-size-complex="5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text-shadow="none" style:text-underline-style="none" fo:font-weight="bold" style:font-weight-asian="bold" style:font-weight-complex="bold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 draw:id="id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list text:style-name="L1">
              <text:list-item>
                <text:list>
                  <text:list-item>
                    <text:p text:style-name="P1"><text:span text:style-name="T1">PCS2040 – Projeto de Formatura I</text:span></text:p>
                  </text:list-item>
                </text:list>
              </text:list-item>
            </text:list>
          </draw:text-box>
        </draw:frame>
        <draw:frame presentation:style-name="pr2" draw:text-style-name="P2" draw:layer="layout" svg:width="25.199cm" svg:height="14.471cm" svg:x="1.5cm" svg:y="5.33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<text:span text:style-name="T2">Aplicativo Seguro de S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3">Especificação Inici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Eduardo de Souza Cruz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Geovandro Carlos Pereir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Rodrigo Rodrigues da Silv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Orientador: Prof. Dr. Paulo S. L. M. Barret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14.84cm" svg:height="11.135cm" svg:x="3.073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 draw:id="id2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2">Agenda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3">
              <text:list-item>
                <text:p text:style-name="P5">Objetivo</text:p>
              </text:list-item>
            </text:list>
            <text:list text:style-name="L3">
              <text:list-item>
                <text:p text:style-name="P5">Motivação</text:p>
              </text:list-item>
            </text:list>
            <text:list text:style-name="L3">
              <text:list-item>
                <text:p text:style-name="P5">Especificação Funcional</text:p>
              </text:list-item>
            </text:list>
            <text:list text:style-name="L3">
              <text:list-item>
                <text:p text:style-name="P5">Cronograma</text:p>
              </text:list-item>
            </text:list>
            <text:list text:style-name="L3">
              <text:list-item>
                <text:p text:style-name="P5">Recursos e Infra-Estrutura</text:p>
              </text:list-item>
            </text:list>
            <text:list text:style-name="L3">
              <text:list-item>
                <text:p text:style-name="P5">Referências</text:p>
              </text:list-item>
            </text:list>
          </draw:text-box>
        </draw:frame>
        <anim:par presentation:node-type="timing-root">
          <anim:par smil:begin="id2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14.84cm" svg:height="11.135cm" svg:x="3.073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 draw:id="id3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2">Objetivo</text:p>
          </draw:text-box>
        </draw:frame>
        <draw:frame presentation:style-name="pr7" draw:layer="layout" svg:width="25.199cm" svg:height="14.499cm" svg:x="1.4cm" svg:y="4.914cm" presentation:class="outline" presentation:user-transformed="true">
          <draw:text-box>
            <text:list text:style-name="L3">
              <text:list-item>
                <text:p text:style-name="P5"><text:span text:style-name="T5">Implementar uma arquitetura que permita o envio de mensagens SMS de forma segura</text:span></text:p>
              </text:list-item>
            </text:list>
            <text:list text:style-name="L3">
              <text:list-item>
                <text:p text:style-name="P5">Solução completa: criptografia nas mensagens, assinatura digital, geração e substituição de chaves</text:p>
              </text:list-item>
            </text:list>
            <text:list text:style-name="L3">
              <text:list-item>
                <text:p text:style-name="P5">Modelo de negócio: solução adaptável ao ambiente do cliente, seja ele final ou intermediário</text:p>
              </text:list-item>
            </text:list>
          </draw:text-box>
        </draw:frame>
        <anim:par presentation:node-type="timing-root">
          <anim:par smil:begin="id3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14.84cm" svg:height="11.135cm" svg:x="3.073cm" svg:y="2.257cm" draw:page-number="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 draw:id="id4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2">Motivação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3">
              <text:list-item>
                <text:p text:style-name="P5">Ausência de soluções no mercado nacional</text:p>
              </text:list-item>
            </text:list>
            <text:list text:style-name="L3">
              <text:list-item>
                <text:list>
                  <text:list-item>
                    <text:p text:style-name="P6">Mensagens podem ser interceptadas por funcionários ou usuários malicios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Operações bancárias tornam-se inseguras</text:p>
                  </text:list-item>
                </text:list>
              </text:list-item>
            </text:list>
            <text:list text:style-name="L3">
              <text:list-item>
                <text:p text:style-name="P5">Utilização de novas tecnologias de criptografia</text:p>
              </text:list-item>
            </text:list>
            <text:list text:style-name="L3">
              <text:list-item>
                <text:p text:style-name="P5">Desenvolvimento em dispositivos embarcados</text:p>
              </text:list-item>
            </text:list>
          </draw:text-box>
        </draw:frame>
        <anim:par presentation:node-type="timing-root">
          <anim:par smil:begin="id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5cm" svg:x="3.073cm" svg:y="2.257cm" draw:page-number="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 draw:id="id5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2">Especificação Funcional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3">
              <text:list-item>
                <text:p text:style-name="P5">Troca de mensagens seguras cliente-cliente e cliente-servidor</text:p>
              </text:list-item>
            </text:list>
            <text:list text:style-name="L3">
              <text:list-item>
                <text:p text:style-name="P5">Algoritmos de emparelhamento</text:p>
              </text:list-item>
            </text:list>
            <text:list text:style-name="L3">
              <text:list-item>
                <text:p text:style-name="P5">Sistema modular</text:p>
              </text:list-item>
            </text:list>
            <text:list text:style-name="L3">
              <text:list-item>
                <text:list>
                  <text:list-item>
                    <text:p text:style-name="P6">Software embarcad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Software servidor centr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Software interface bancária (exemplo de aplicação)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14.84cm" svg:height="11.135cm" svg:x="3.073cm" svg:y="2.257cm" draw:page-number="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 draw:id="id6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2">Especificação Funcional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3">
              <text:list-item>
                <text:p text:style-name="P5">Envio de mensagem encriptada de A para B</text:p>
              </text:list-item>
            </text:list>
            <text:list text:style-name="L3">
              <text:list-item>
                <text:list>
                  <text:list-item>
                    <text:p text:style-name="P6">A encripta a mensagem com chave pública de B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B decripta a mensagem com sua chave privada</text:p>
                  </text:list-item>
                </text:list>
              </text:list-item>
            </text:list>
            <text:list text:style-name="L3">
              <text:list-item>
                <text:p text:style-name="P5">Envio de mensagem assinada de A para B</text:p>
              </text:list-item>
            </text:list>
            <text:list text:style-name="L3">
              <text:list-item>
                <text:list>
                  <text:list-item>
                    <text:p text:style-name="P6">A assina a mensagem com sua chave privad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B verifica a validade da mensagem com a chave pública de A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14.84cm" svg:height="11.135cm" svg:x="3.073cm" svg:y="2.257cm" draw:page-number="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 draw:id="id7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2">Especificação Funcional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3">
              <text:list-item>
                <text:p text:style-name="P5">Chave pública</text:p>
              </text:list-item>
            </text:list>
            <text:list text:style-name="L3">
              <text:list-item>
                <text:list>
                  <text:list-item>
                    <text:p text:style-name="P6">Número de celular do usuári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Dispensa serviço de catálogo</text:p>
                  </text:list-item>
                </text:list>
              </text:list-item>
            </text:list>
            <text:list text:style-name="L3">
              <text:list-item>
                <text:p text:style-name="P5">Chave privada</text:p>
              </text:list-item>
            </text:list>
            <text:list text:style-name="L3">
              <text:list-item>
                <text:list>
                  <text:list-item>
                    <text:p text:style-name="P6">Método que facilita a memorizaçã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Gerada por autoridade centr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Menor que chaves usuais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14.84cm" svg:height="11.135cm" svg:x="3.073cm" svg:y="2.257cm" draw:page-number="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 draw:id="id8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2">Cronograma</text:p>
          </draw:text-box>
        </draw:frame>
        <draw:frame presentation:style-name="pr7" draw:layer="layout" svg:width="25.199cm" svg:height="14.449cm" svg:x="1.4cm" svg:y="4.914cm" presentation:class="outline" presentation:user-transformed="true">
          <draw:text-box>
            <text:list text:style-name="L3">
              <text:list-item>
                <text:p text:style-name="P5">26/02 - Entrega deste documento contendo a especificação inicial do projeto</text:p>
              </text:list-item>
            </text:list>
            <text:list text:style-name="L3">
              <text:list-item>
                <text:p text:style-name="P5">18/03 - Evolução da especificação, e resultados de pesquisas referentes a algoritmos e bibliotecas utilizadas</text:p>
              </text:list-item>
            </text:list>
            <text:list text:style-name="L3">
              <text:list-item>
                <text:p text:style-name="P5">04/04 - Especificação final do projeto, contendo a descrição de todas as funcionalidades, requisitos, casos de uso e protótipos.</text:p>
              </text:list-item>
            </text:list>
          </draw:text-box>
        </draw:frame>
        <anim:par presentation:node-type="timing-root">
          <anim:par smil:begin="id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5cm" svg:x="3.073cm" svg:y="2.257cm" draw:page-number="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 draw:id="id9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2">Recursos e Infra-estrutura</text:p>
          </draw:text-box>
        </draw:frame>
        <draw:frame presentation:style-name="pr7" draw:layer="layout" svg:width="25.199cm" svg:height="13.736cm" svg:x="1.4cm" svg:y="4.914cm" presentation:class="outline" presentation:user-transformed="true">
          <draw:text-box>
            <text:list text:style-name="L3">
              <text:list-item>
                <text:p text:style-name="P5">Plataforma: Java 2 ME</text:p>
              </text:list-item>
            </text:list>
            <text:list text:style-name="L3">
              <text:list-item>
                <text:p text:style-name="P5">Biblioteca: ”Bouncy Castle”</text:p>
              </text:list-item>
            </text:list>
            <text:list text:style-name="L3">
              <text:list-item>
                <text:p text:style-name="P5">Ambiente: Eclipse, Plugins, Sun Wireless Toolkit</text:p>
              </text:list-item>
            </text:list>
            <text:list text:style-name="L3">
              <text:list-item>
                <text:p text:style-name="P5">Hardware</text:p>
              </text:list-item>
            </text:list>
            <text:list text:style-name="L3">
              <text:list-item>
                <text:list>
                  <text:list-item>
                    <text:p text:style-name="P6">Celulares compatíveis com Jav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Servidor central/bancário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14.84cm" svg:height="11.135cm" svg:x="3.073cm" svg:y="2.257cm" draw:page-number="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 draw:id="id1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2">Referências</text:p>
          </draw:text-box>
        </draw:frame>
        <draw:frame presentation:style-name="pr7" draw:text-style-name="P8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7"><text:span text:style-name="T6">R. Rivest. Selected Topics in Cryptography. Lecture 26. 2004</text:span></text:p>
              </text:list-item>
            </text:list>
            <text:list text:style-name="L3">
              <text:list-item>
                <text:p text:style-name="P7"><text:span text:style-name="T6">Securing your J2ME/MIDP apps. Disponível em </text:span><text:span text:style-name="T6"><text:a xlink:href="http://www.ibm.com/developerworks/library/j-midpds.html">http://www.ibm.com/developerworks/library/j-midpds.html</text:a></text:span><text:span text:style-name="T6">. Acesso em 25 fev. 2008.</text:span></text:p>
              </text:list-item>
            </text:list>
            <text:list text:style-name="L3">
              <text:list-item>
                <text:p text:style-name="P7"><text:span text:style-name="T6">Terence Spies on Identity-Based Encryption. Disponível em </text:span><text:span text:style-name="T6"><text:a xlink:href="http://www.onlamp.com/pub/a/onlamp/2003/07/17/ibe.html">http://www.onlamp.com/pub/a/onlamp/2003/07/17/ibe.html</text:a></text:span><text:span text:style-name="T6">. Acesso em 25 fev. 2008.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14.84cm" svg:height="11.135cm" svg:x="3.073cm" svg:y="2.257cm" draw:page-number="1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 draw:id="id1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2">Dúvidas?</text:p>
          </draw:text-box>
        </draw:frame>
        <anim:par presentation:node-type="timing-root">
          <anim:par smil:begin="id11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14.84cm" svg:height="11.135cm" svg:x="3.073cm" svg:y="2.257cm" draw:page-number="11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exto_20_em_20_bloco" style:display-name="Texto em bloco" style:family="graphic">
      <style:paragraph-properties fo:margin-left="1.764cm" fo:margin-right="1.923cm" fo:margin-top="0cm" fo:margin-bottom="0.187cm" fo:text-indent="1.325cm" style:text-autospace="none"/>
      <style:text-properties fo:font-size="12pt" fo:language="en" fo:country="US" style:language-asian="en" style:country-asian="US" style:font-size-complex="12pt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Glossy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Glossy-title" draw:layer="backgroundobjects" svg:width="14.84cm" svg:height="11.135cm" svg:x="3.073cm" svg:y="2.257cm" presentation:class="page"/>
        <draw:frame presentation:style-name="Glossy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7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7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7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7cm" svg:height="1.484cm" svg:x="11.88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Rodrigo</meta:initial-creator>
    <meta:creation-date>2008-02-27T22:55:36</meta:creation-date>
    <dc:creator>Rodrigo</dc:creator>
    <dc:date>2008-02-27T23:34:17</dc:date>
    <meta:editing-cycles>3</meta:editing-cycles>
    <meta:editing-duration>PT39M3S</meta:editing-duration>
    <meta:user-defined meta:name="Info 1"/>
    <meta:user-defined meta:name="Info 2"/>
    <meta:user-defined meta:name="Info 3"/>
    <meta:user-defined meta:name="Info 4"/>
    <meta:document-statistic meta:object-count="64"/>
  </office:meta>
</office:document-meta>
</file>